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200000500311CD0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ac3931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00" loext:opacity="100%" style:font-name="OCR A Extended" fo:font-weight="normal" style:font-weight-asian="normal" style:font-weight-complex="normal"/>
    </style:style>
    <style:style style:name="P3" style:family="paragraph">
      <loext:graphic-properties draw:fill="none" draw:fill-color="#ffffff"/>
      <style:paragraph-properties fo:text-align="center"/>
      <style:text-properties fo:color="#ffff00" loext:opacity="100%" style:font-name="OCR A Extended" fo:font-weight="normal" style:font-weight-asian="normal" style:font-weight-complex="normal"/>
    </style:style>
    <style:style style:name="T1" style:family="text">
      <style:text-properties fo:color="#ffff00" loext:opacity="100%" style:font-name="OCR A Extended" fo:font-size="66pt" fo:font-weight="normal" style:font-size-asian="66pt" style:font-weight-asian="normal" style:font-size-complex="6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08cm" svg:height="2.438cm" svg:x="2.769cm" svg:y="2.439cm">
          <draw:image xlink:href="Pictures/100000010000046200000500311CD0AF.png" xlink:type="simple" xlink:show="embed" xlink:actuate="onLoad" draw:mime-type="image/png">
            <text:p/>
          </draw:image>
        </draw:frame>
        <draw:frame draw:style-name="gr2" draw:text-style-name="P1" draw:layer="layout" svg:width="2.108cm" svg:height="2.438cm" svg:x="0cm" svg:y="2.439cm">
          <draw:image xlink:href="Pictures/100000010000046200000500311CD0AF.png" xlink:type="simple" xlink:show="embed" xlink:actuate="onLoad" draw:mime-type="image/png">
            <text:p/>
          </draw:image>
        </draw:frame>
        <draw:frame draw:style-name="gr3" draw:text-style-name="P3" draw:layer="layout" svg:width="4.877cm" svg:height="2.66cm" svg:x="0cm" svg:y="-0.11cm">
          <draw:text-box>
            <text:p text:style-name="P2"><text:span text:style-name="T1">L 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.877cm" fo:page-height="4.8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2T01:20:53.952000000</meta:creation-date>
    <dc:date>2025-05-02T01:25:19.887000000</dc:date>
    <meta:editing-duration>PT4M26S</meta:editing-duration>
    <meta:editing-cycles>1</meta:editing-cycles>
    <meta:generator>LibreOffice/24.8.6.2$Windows_X86_64 LibreOffice_project/6d98ba145e9a8a39fc57bcc76981d1fb1316c60c</meta:generator>
    <meta:document-statistic meta:object-count="3"/>
  </office:meta>
</office:document-meta>
</file>